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7000001D7C7CF5FE1C81129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6.695cm" svg:height="12.462cm" draw:z-index="0"><draw:image xlink:href="Pictures/1000020100000277000001D7C7CF5FE1C81129B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38:28.649518377</meta:creation-date>
    <dc:date>2019-03-04T14:40:02.136584721</dc:date>
    <meta:editing-duration>PT1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